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P2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bbe3c"/>
    </style:style>
    <style:style style:name="T3" style:family="text">
      <style:text-properties officeooo:rsid="000d2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 <text:span text:style-name="T2">Markweell</text:span></text:p>
      <text:p text:style-name="P1">- Rafael García:</text:p>
      <text:p text:style-name="P1">- Rafael Carlos Infante:</text:p>
      <text:p text:style-name="P1">- Álvaro Leiva: <text:span text:style-name="T3">alvaroolt</text:span>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7T11:08:17.988000000</dc:date>
    <meta:editing-duration>PT5M45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9" meta:character-count="386" meta:non-whitespace-character-count="336"/>
  </office:meta>
</office:document-meta>
</file>